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.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<dc:creator>Auteur inconnu</dc:creator><dc:date>2009-06-22T17:18:42</dc:date><text:p text:style-name="P1"><text:span text:style-name="T1">This is an annotation</text:span></text:p>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6-29T14:33:21</dc:date>
    <meta:editing-duration>PT00H06M53S</meta:editing-duration>
    <meta:editing-cycles>8</meta:editing-cycles>
    <meta:generator>OpenOffice.org/3.1$Uni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1" meta:character-count="279"/>
  </office:meta>
</office:document-meta>
</file>